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26cm"/>
    </style:style>
    <style:style style:name="co2" style:family="table-column">
      <style:table-column-properties fo:break-before="auto" style:column-width="2.258cm"/>
    </style:style>
    <style:style style:name="co3" style:family="table-column">
      <style:table-column-properties fo:break-before="auto" style:column-width="5.145cm"/>
    </style:style>
    <style:style style:name="co4" style:family="table-column">
      <style:table-column-properties fo:break-before="auto" style:column-width="15.713cm"/>
    </style:style>
    <style:style style:name="co5" style:family="table-column">
      <style:table-column-properties fo:break-before="auto" style:column-width="7.195cm"/>
    </style:style>
    <style:style style:name="co6" style:family="table-column">
      <style:table-column-properties fo:break-before="auto" style:column-width="7.837cm"/>
    </style:style>
    <style:style style:name="co7" style:family="table-column">
      <style:table-column-properties fo:break-before="auto" style:column-width="12.504cm"/>
    </style:style>
    <style:style style:name="co8" style:family="table-column">
      <style:table-column-properties fo:break-before="auto" style:column-width="10.349cm"/>
    </style:style>
    <style:style style:name="co9" style:family="table-column">
      <style:table-column-properties fo:break-before="auto" style:column-width="3.403cm"/>
    </style:style>
    <style:style style:name="co10" style:family="table-column">
      <style:table-column-properties fo:break-before="auto" style:column-width="5.773cm"/>
    </style:style>
    <style:style style:name="co11" style:family="table-column">
      <style:table-column-properties fo:break-before="auto" style:column-width="6.316cm"/>
    </style:style>
    <style:style style:name="co12" style:family="table-column">
      <style:table-column-properties fo:break-before="auto" style:column-width="10.783cm"/>
    </style:style>
    <style:style style:name="co13" style:family="table-column">
      <style:table-column-properties fo:break-before="auto" style:column-width="17.672cm"/>
    </style:style>
    <style:style style:name="co14" style:family="table-column">
      <style:table-column-properties fo:break-before="auto" style:column-width="13.67cm"/>
    </style:style>
    <style:style style:name="ro1" style:family="table-row">
      <style:table-row-properties style:row-height="1.632cm" fo:break-before="auto" style:use-optimal-row-height="true"/>
    </style:style>
    <style:style style:name="ro2" style:family="table-row">
      <style:table-row-properties style:row-height="1.147cm" fo:break-before="auto" style:use-optimal-row-height="false"/>
    </style:style>
    <style:style style:name="ro3" style:family="table-row">
      <style:table-row-properties style:row-height="1.235cm" fo:break-before="auto" style:use-optimal-row-height="true"/>
    </style:style>
    <style:style style:name="ro4" style:family="table-row">
      <style:table-row-properties style:row-height="0.97cm" fo:break-before="auto" style:use-optimal-row-height="false"/>
    </style:style>
    <style:style style:name="ro5" style:family="table-row">
      <style:table-row-properties style:row-height="2.01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427cm" fo:break-before="auto" style:use-optimal-row-height="false"/>
    </style:style>
    <style:style style:name="ro8" style:family="table-row">
      <style:table-row-properties style:row-height="0.988cm" fo:break-before="auto" style:use-optimal-row-height="false"/>
    </style:style>
    <style:style style:name="ro9" style:family="table-row">
      <style:table-row-properties style:row-height="2.399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1.21cm" fo:break-before="auto" style:use-optimal-row-height="false"/>
    </style:style>
    <style:style style:name="ro12" style:family="table-row">
      <style:table-row-properties style:row-height="2.027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5.186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wrap-option="wrap"/>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style:text-align-source="fix" style:repeat-content="false" fo:wrap-option="wrap"/>
      <style:paragraph-properties fo:text-align="center" fo:margin-left="0cm"/>
    </style:style>
    <style:style style:name="ce3" style:family="table-cell" style:parent-style-name="Default">
      <style:table-cell-properties style:text-align-source="fix" style:repeat-content="false" fo:wrap-option="wrap"/>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6" style:family="table-cell" style:parent-style-name="Default" style:data-style-name="N4">
      <style:table-cell-properties style:text-align-source="fix" style:repeat-content="false" fo:wrap-option="wrap" style:vertical-align="middle"/>
      <style:paragraph-properties fo:text-align="start" fo:margin-left="0cm"/>
    </style:style>
    <style:style style:name="ce17" style:family="table-cell" style:parent-style-name="Default" style:data-style-name="N4">
      <style:table-cell-properties fo:wrap-option="wrap"/>
    </style:style>
    <style:style style:name="ce15" style:family="table-cell" style:parent-style-name="Default" style:data-style-name="N4">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ustifDonnée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number-columns-repeated="6" table:default-cell-style-name="ce11"/>
        <table:table-column table:style-name="co9" table:default-cell-style-name="Default"/>
        <table:table-column table:style-name="co2" table:default-cell-style-name="Default"/>
        <table:table-row table:style-name="ro1">
          <table:table-cell table:style-name="ce10" office:value-type="string" calcext:value-type="string">
            <text:p>Donnée sur l’utilisateur</text:p>
          </table:table-cell>
          <table:table-cell table:style-name="ce10" office:value-type="string" calcext:value-type="string">
            <text:p>Format</text:p>
          </table:table-cell>
          <table:table-cell table:style-name="ce10" office:value-type="string" calcext:value-type="string">
            <text:p>Obligatoire ?</text:p>
          </table:table-cell>
          <table:table-cell table:style-name="ce5" office:value-type="string" calcext:value-type="string">
            <text:p>Logiciel où cette donnée est utilisée</text:p>
          </table:table-cell>
          <table:table-cell table:style-name="ce10" office:value-type="string" calcext:value-type="string">
            <text:p>Justification de l’utilisation de cette donnée par le logiciel</text:p>
          </table:table-cell>
          <table:table-cell table:style-name="ce5" office:value-type="string" calcext:value-type="string">
            <text:p>Aide apportée à l’utilisateur – fr</text:p>
          </table:table-cell>
          <table:table-cell table:style-name="ce5" office:value-type="string" calcext:value-type="string">
            <text:p>Aide apportée à l’utilisateur – en</text:p>
          </table:table-cell>
          <table:table-cell table:style-name="ce5" office:value-type="string" calcext:value-type="string">
            <text:p>Justification donnée à l’utilisateur – fr</text:p>
          </table:table-cell>
          <table:table-cell table:style-name="ce5" office:value-type="string" calcext:value-type="string">
            <text:p>Justification donnée à l’utilisateur – en</text:p>
          </table:table-cell>
          <table:table-cell table:style-name="ce5" office:value-type="string" calcext:value-type="string">
            <text:p>Nom de la variable dans www – Drupal</text:p>
          </table:table-cell>
          <table:table-cell table:style-name="ce5" office:value-type="string" calcext:value-type="string">
            <text:p>Nom de la variable dans Discussion – Elgg</text:p>
          </table:table-cell>
          <table:table-cell table:style-name="ce5" office:value-type="string" calcext:value-type="string">
            <text:p>Nom de la variable dans PublicPolicies – KuneAgi</text:p>
          </table:table-cell>
          <table:table-cell table:style-name="ce5" office:value-type="string" calcext:value-type="string">
            <text:p>Nom de la variable dans learn – Moodle</text:p>
          </table:table-cell>
          <table:table-cell table:style-name="ce5" office:value-type="string" calcext:value-type="string">
            <text:p>Nom de la variable dans www – Drupal</text:p>
          </table:table-cell>
          <table:table-cell table:style-name="ce5" office:value-type="string" calcext:value-type="string">
            <text:p>Nom de la variable dans WorkSpace – NextCloud</text:p>
          </table:table-cell>
          <table:table-cell table:style-name="ce5" office:value-type="string" calcext:value-type="string">
            <text:p>Nom de la variable dans Meet – Mattermost</text:p>
          </table:table-cell>
          <table:table-cell table:style-name="ce5"/>
        </table:table-row>
        <table:table-row table:style-name="ro2">
          <table:table-cell table:style-name="ce11" office:value-type="string" calcext:value-type="string">
            <text:p>Prénoms tels qu’apparaissant dans les documents officiels d’identité</text:p>
          </table:table-cell>
          <table:table-cell table:style-name="ce11" office:value-type="string" calcext:value-type="string">
            <text:p>Texte</text:p>
          </table:table-cell>
          <table:table-cell table:style-name="ce6" office:value-type="string" calcext:value-type="string" table:number-columns-spanned="1" table:number-rows-spanned="3">
            <text:p>Pour les Coopérateurs uniquement</text:p>
          </table:table-cell>
          <table:table-cell table:style-name="ce18" office:value-type="string" calcext:value-type="string" table:number-columns-spanned="1" table:number-rows-spanned="3">
            <text:p>AlirPunkto</text:p>
          </table:table-cell>
          <table:table-cell table:style-name="ce16" office:value-type="string" calcext:value-type="string" table:number-columns-spanned="1" table:number-rows-spanned="3">
            <text:p>La combinaison de l’ensemble des prénoms et noms, et de la date de naissance constitue un identifiant unique pour une proportion extrêmement large de la population. Le nombre de personnes partageant exactement cet ensemble de données personnelles en Europe est suffisamment faible pour être considéré comme négligeable dans l’échantillon de population que constituent les Coopérateurs</text:p>
          </table:table-cell>
          <table:table-cell office:value-type="string" calcext:value-type="string">
            <text:p>Tous tes prénoms, tels qu’ils apparaissent dans tes documents officiels d’identité</text:p>
          </table:table-cell>
          <table:table-cell office:value-type="string" calcext:value-type="string">
            <text:p>All your forenames, as they appear in your official identity documents</text:p>
          </table:table-cell>
          <table:table-cell office:value-type="string" calcext:value-type="string" table:number-columns-spanned="1" table:number-rows-spanned="3">
            <text:p>La combinaison de l’ensemble des tes prénoms et noms, et de ta date de naissance, que nous allons contrôler à l’étape suivante de ton inscription, constitue un identifiant pratiquement unique. Nous sommes presque sûrs qu’il n’existe qu’une seule personne dans l’Union Européenne ayant toutes ces données d’identité toi. Pour assurer le principe démocratique “une personne – une voix”, nous refuserons l’inscription de toute autre personne utilisant ces mêmes informations pour s’enregistrer comme Coopérateur. <text:s/></text:p>
          </table:table-cell>
          <table:table-cell office:value-type="string" calcext:value-type="string" table:number-columns-spanned="1" table:number-rows-spanned="3">
            <text:p>The combination of all your first and last names and your date of birth, which we will check at the next stage of your registration, constitutes a virtually unique identifier. We are almost certain that there is only one person in the European Union who has all these identity details. To ensure the democratic principle of "one person - one vote", we will refuse registration to any other person using the same information to register as a Co-operator. <text:s/></text:p>
          </table:table-cell>
          <table:table-cell table:number-columns-repeated="8"/>
        </table:table-row>
        <table:table-row table:style-name="ro3">
          <table:table-cell table:style-name="ce11" office:value-type="string" calcext:value-type="string">
            <text:p><text:span text:style-name="T1">Noms tels qu’apparaissant dans les documents officiels </text:span>d’identité</text:p>
          </table:table-cell>
          <table:table-cell table:style-name="ce11" office:value-type="string" calcext:value-type="string">
            <text:p>Texte</text:p>
          </table:table-cell>
          <table:covered-table-cell table:style-name="ce7"/>
          <table:covered-table-cell/>
          <table:covered-table-cell table:style-name="ce17"/>
          <table:table-cell office:value-type="string" calcext:value-type="string">
            <text:p>Tous tes noms de famille à la naissance, tels qu’ils apparaissent dans tes documents officiels d’identité</text:p>
          </table:table-cell>
          <table:table-cell office:value-type="string" calcext:value-type="string">
            <text:p>All your surnames at birth, as they appear in your official identity documents</text:p>
          </table:table-cell>
          <table:covered-table-cell table:number-columns-repeated="2"/>
          <table:table-cell table:number-columns-repeated="8"/>
        </table:table-row>
        <table:table-row table:style-name="ro4">
          <table:table-cell table:style-name="ce11" office:value-type="string" calcext:value-type="string">
            <text:p>Date de naissance</text:p>
          </table:table-cell>
          <table:table-cell table:style-name="ce11" office:value-type="string" calcext:value-type="string">
            <text:p>Date</text:p>
          </table:table-cell>
          <table:covered-table-cell table:style-name="ce7"/>
          <table:covered-table-cell/>
          <table:covered-table-cell table:style-name="ce17"/>
          <table:table-cell office:value-type="string" calcext:value-type="string">
            <text:p>Ta date de naissance</text:p>
          </table:table-cell>
          <table:table-cell office:value-type="string" calcext:value-type="string">
            <text:p>Your date of birth</text:p>
          </table:table-cell>
          <table:covered-table-cell table:number-columns-repeated="2"/>
          <table:table-cell table:number-columns-repeated="8"/>
        </table:table-row>
        <table:table-row table:style-name="ro5">
          <table:table-cell table:style-name="ce11" office:value-type="string" calcext:value-type="string">
            <text:p>Nationalité, parmi celles des États-Membres de l’Union Européenne</text:p>
          </table:table-cell>
          <table:table-cell table:style-name="ce11" office:value-type="string" calcext:value-type="string">
            <text:p>Choix dans liste (Etats-Membres de l’Union Européenne)</text:p>
          </table:table-cell>
          <table:table-cell table:style-name="ce3" office:value-type="string" calcext:value-type="string">
            <text:p>Pour les Coopérateurs uniquement</text:p>
          </table:table-cell>
          <table:table-cell table:style-name="ce18" office:value-type="string" calcext:value-type="string">
            <text:p>AlirPunkto</text:p>
          </table:table-cell>
          <table:table-cell table:style-name="ce15" office:value-type="string" calcext:value-type="string">
            <text:p>Seul.e.s les citoyen.ne.s de l’Union Européenne ont le droit d’être Coopérateurs</text:p>
          </table:table-cell>
          <table:table-cell office:value-type="string" calcext:value-type="string">
            <text:p>Ta nationalité, parmi celles des Etats-Membres de l’Union Européenne. Seul.e.s les citoyen.ne.s de l’Union Européenne ont le droit d’être Coopérateurs.</text:p>
          </table:table-cell>
          <table:table-cell office:value-type="string" calcext:value-type="string">
            <text:p>Your nationality, among those of the Member States of the European Union. Only citizens of the European Union are entitled to be Co-operators.</text:p>
          </table:table-cell>
          <table:table-cell table:number-columns-repeated="10"/>
        </table:table-row>
        <table:table-row table:style-name="ro6">
          <table:table-cell table:style-name="ce11" office:value-type="string" calcext:value-type="string">
            <text:p>Numéro de Coopérateur (attribué par la plate-forme)</text:p>
          </table:table-cell>
          <table:table-cell table:style-name="ce11" office:value-type="string" calcext:value-type="string">
            <text:p>Nombre entier positif</text:p>
          </table:table-cell>
          <table:table-cell table:style-name="ce3" office:value-type="string" calcext:value-type="string">
            <text:p>Pour les Coopérateurs uniquement</text:p>
          </table:table-cell>
          <table:table-cell office:value-type="string" calcext:value-type="string">
            <text:p>* Drupal</text:p>
          </table:table-cell>
          <table:table-cell table:style-name="ce15" office:value-type="string" calcext:value-type="string">
            <text:p>Le numéro de Coopérateur est nécessaire pour le suivi du paiement des cotisations et des parts sociales et le cas échéant pour le paiement par virement SEPA et par carte bancaire</text:p>
          </table:table-cell>
          <table:table-cell table:number-columns-repeated="4"/>
          <table:table-cell office:value-type="string" calcext:value-type="string">
            <text:p>field_cooperator_id_number</text:p>
          </table:table-cell>
          <table:table-cell table:number-columns-repeated="7"/>
        </table:table-row>
        <table:table-row table:style-name="ro7">
          <table:table-cell table:style-name="ce11" office:value-type="string" calcext:value-type="string">
            <text:p>Pseudonyme</text:p>
          </table:table-cell>
          <table:table-cell table:style-name="ce11" office:value-type="string" calcext:value-type="string">
            <text:p>Texte</text:p>
          </table:table-cell>
          <table:table-cell table:style-name="ce4" office:value-type="string" calcext:value-type="string">
            <text:p>OUI</text:p>
          </table:table-cell>
          <table:table-cell office:value-type="string" calcext:value-type="string">
            <text:p>Tous</text:p>
          </table:table-cell>
          <table:table-cell table:style-name="ce15" office:value-type="string" calcext:value-type="string">
            <text:p>Le pseudonyme est choisi par l’utilisateur est unique. Il n’existe qu’un seul compte dans la base de données correspondant à ce pseudonyme.</text:p>
            <text:p>L’utilisateur ne peut pas changer son pseudonyme, une fois celui-ci choisi. Il est donc persistant.</text:p>
            <text:p>Le pseudonyme persistant est une manière d’amener l’utilisateur à un comportement responsable : toutes ses actions peuvent lui être attribuées. Certains des logiciels (en particulier KuneAgi) disposent d’une fonction d’attribution de réputation à chaque compte utilisateur, ce qui accentue la responsabilisation du Coopérateur.</text:p>
          </table:table-cell>
          <table:table-cell office:value-type="string" calcext:value-type="string">
            <text:p>Ton pseudonyme t’identifiera tout au long de tes activités avec la Coopérative. Attention !  Une fois choisi, tu ne pourras PLUS JAMAIS le changer. Choisis-le avec soin.</text:p>
            <text:p>Nous te recommandons FORTEMENT de choisir un pseudonyme qui rende impossible (ou pour le moins extrêmement difficile) la reconstitution de ta véritable identité. Ainsi, tu protégeras la confidentialité de tes opinions politiques (des données personnelles bénéficiant d'une protection particulière dans le Règlement Général de Protection des Données - RGPD) contre toute pression extérieure dans la vraie vie (par ex. de la part de ton employeur ou de tes clients). </text:p>
          </table:table-cell>
          <table:table-cell office:value-type="string" calcext:value-type="string">
            <text:p>Your pseudonym will identify you throughout your activities with the Cooperative. Please note! <text:s/>Once you have chosen your pseudonym, you will NEVER be able to change it again. Choose it carefully. We STRONGLY recommend that you choose a pseudonym that makes it impossible (or at least extremely difficult) to reconstruct your real identity. In this way, you will protect the confidentiality of your political opinions (personal data enjoying special protection under the General Data Protection Regulation - GDPR) against any outside pressure in real life (e.g. from your employer or your customers). </text:p>
          </table:table-cell>
          <table:table-cell office:value-type="string" calcext:value-type="string">
            <text:p>Nous protégeons la vie privée des Coopérateurs contre toute pression et toute menace venant de personnes ou d’institutions hostiles. C’est pourquoi nous utilisons des pseudonymes pour bien séparer notre activité dans la Coopérative ou la Communauté du reste de notre activité, professionnelle ou de loisir.</text:p>
            <text:p>Pour autant, nous voulons nous protéger contre les trolls, ces personnes dont l’attitude agressive et paranoïaque dégrade la qualité des interactions en ligne. C’est pourquoi nous faisons en sorte que chaque membre de la Coopérative ou de la Communauté porte la responsabilité des ses paroles ou de ses actes, et ne puisse donc pas nuire avec un pseudonyme puis changer de pseudonyme une fois que la réputation du précédent a été « grillée ».</text:p>
          </table:table-cell>
          <table:table-cell office:value-type="string" calcext:value-type="string">
            <text:p>We protect the privacy of Cooperators against pressure and threats from hostile individuals or institutions. This is why we use pseudonyms to separate our activity in the Cooperative or the Community from the rest of our activity, whether professional or leisure. At the same time, we want to protect ourselves against trolls, those people whose aggressive and paranoid attitude degrades the quality of online interaction. That's why we make sure that every member of the Cooperative or the Community bears responsibility for his or her words or actions, and therefore cannot harm others with a pseudonym and then change pseudonyms once the previous one's reputation has been "burnt".</text:p>
          </table:table-cell>
          <table:table-cell office:value-type="string" calcext:value-type="string">
            <text:p>Username</text:p>
          </table:table-cell>
          <table:table-cell table:number-columns-repeated="7"/>
        </table:table-row>
        <table:table-row table:style-name="ro8">
          <table:table-cell table:style-name="ce11" office:value-type="string" calcext:value-type="string">
            <text:p>Comportement coopératif (généré automatiquement par KuneAgi)</text:p>
          </table:table-cell>
          <table:table-cell table:style-name="ce11" office:value-type="string" calcext:value-type="string">
            <text:p>Nombre réel</text:p>
          </table:table-cell>
          <table:table-cell table:style-name="ce3" office:value-type="string" calcext:value-type="string">
            <text:p>Pour les Coopérateurs uniquement</text:p>
          </table:table-cell>
          <table:table-cell office:value-type="string" calcext:value-type="string">
            <text:p>* KuneAgi</text:p>
            <text:p>* Elgg (à développer)</text:p>
          </table:table-cell>
          <table:table-cell table:style-name="ce15"/>
          <table:table-cell table:number-columns-repeated="12"/>
        </table:table-row>
        <table:table-row table:style-name="ro9">
          <table:table-cell table:number-columns-repeated="2" table:style-name="ce11" office:value-type="string" calcext:value-type="string">
            <text:p>Adresse de courriel</text:p>
          </table:table-cell>
          <table:table-cell table:style-name="ce4" office:value-type="string" calcext:value-type="string">
            <text:p>OUI</text:p>
          </table:table-cell>
          <table:table-cell office:value-type="string" calcext:value-type="string">
            <text:p>Tous</text:p>
          </table:table-cell>
          <table:table-cell table:style-name="ce15" office:value-type="string" calcext:value-type="string">
            <text:p>La communication de l’infrastructure informatique et l’utilisateur est réalisée par courriel. Cette adresse de courriel est donc le lien essentiel de communication entre les deux.</text:p>
          </table:table-cell>
          <table:table-cell office:value-type="string" calcext:value-type="string">
            <text:p>Une adresse de courriel que tu consultes souvent, et qui te servira à recevoir les courriels d’interaction entre la Coopérative et toi.</text:p>
          </table:table-cell>
          <table:table-cell office:value-type="string" calcext:value-type="string">
            <text:p>An email address that you check often, and which will be used to receive emails of interaction between the Cooperative and you.</text:p>
          </table:table-cell>
          <table:table-cell office:value-type="string" calcext:value-type="string">
            <text:p>Nous avons besoin d’interagir souvent avec toi, pour t’informer des développements de la Coopérative, pour te proposer d’agir ou de contribuer aux décisions. Le courriel est le moyen le plus largement répandu dans la population européenne, il est universel et s’appuie sur des normes ouvertes et libres, au contraire des systèmes de messagerie propriétaires des géants du numérique (encore appelés « GAFAM »).</text:p>
          </table:table-cell>
          <table:table-cell office:value-type="string" calcext:value-type="string">
            <text:p>We need to interact with you often, to keep you informed of developments at the Cooperative, to offer you the chance to take action or contribute to decisions. Email is the most widely used medium in Europe, it is universal and is based on open and free standards, unlike the proprietary messaging systems of the digital giants (also known as 'GAFAM').</text:p>
          </table:table-cell>
          <table:table-cell table:number-columns-repeated="8"/>
        </table:table-row>
        <table:table-row table:style-name="ro10">
          <table:table-cell table:style-name="ce11" office:value-type="string" calcext:value-type="string">
            <text:p>Langue d’interaction de rang 1</text:p>
          </table:table-cell>
          <table:table-cell table:style-name="ce11" office:value-type="string" calcext:value-type="string">
            <text:p>Choix dans liste (23 langues officielles de l’Union Européenne + Espéranto)</text:p>
          </table:table-cell>
          <table:table-cell table:style-name="ce4" office:value-type="string" calcext:value-type="string">
            <text:p>OUI</text:p>
          </table:table-cell>
          <table:table-cell office:value-type="string" calcext:value-type="string">
            <text:p>Tous</text:p>
          </table:table-cell>
          <table:table-cell table:style-name="ce15" office:value-type="string" calcext:value-type="string">
            <text:p>La plupart des logiciels comportent une interface utilisateur multilingue. De même, l’interaction entre l’infrastructure informatique et l’utilisateur est réalisée au moyen de courriels qui peuvent exister en plusieurs versions linguistiques. Cette donnée spécifie la langue que l’infrastructure informatique utilisera en première intention, si elle est disponible pour le logiciel considéré, pour interagir avec l’utilisateur.</text:p>
          </table:table-cell>
          <table:table-cell office:value-type="string" calcext:value-type="string">
            <text:p>Ta langue préférée, la langue que tu maîtrises le mieux, parmi les langues officielles de l’Union Européenne ou l’Espéranto. Si elle est disponible pour l’interface utilisateur d’un logiciel de la plate-forme, c’est celle qui sera utilisée pour interagir avec toi.</text:p>
          </table:table-cell>
          <table:table-cell office:value-type="string" calcext:value-type="string">
            <text:p>Your preferred language, the language you know best, from among the official languages of the European Union or Esperanto. If it is available for the user interface of one of the platform's software applications, this is the one that will be used to interact with you.</text:p>
          </table:table-cell>
          <table:table-cell office:value-type="string" calcext:value-type="string">
            <text:p>Nous sommes soucieux d’interagir avec toi dans une langue que tu maîtrises le mieux possible, pour des raisons d’équité et de respect des principes démocratiques. Si ta langue préférée est disponible, nous sommes très heureux de te proposer d’interagir avec cette langue sur notre infrastructure informatique.</text:p>
          </table:table-cell>
          <table:table-cell office:value-type="string" calcext:value-type="string">
            <text:p>For reasons of fairness and respect for democratic principles, we want to interact with you in a language that you understand as well as possible. If your preferred language is available, we are very happy to offer you the opportunity to interact with this language on our IT infrastructure.</text:p>
          </table:table-cell>
          <table:table-cell table:number-columns-repeated="8"/>
        </table:table-row>
        <table:table-row table:style-name="ro11">
          <table:table-cell table:style-name="ce11" office:value-type="string" calcext:value-type="string">
            <text:p>Langue d’interaction de rang 2</text:p>
          </table:table-cell>
          <table:table-cell table:style-name="ce11" office:value-type="string" calcext:value-type="string">
            <text:p>Choix dans liste (23 langues officielles de l’Union Européenne + Espéranto)</text:p>
          </table:table-cell>
          <table:table-cell table:style-name="ce4" office:value-type="string" calcext:value-type="string">
            <text:p>OUI</text:p>
          </table:table-cell>
          <table:table-cell office:value-type="string" calcext:value-type="string">
            <text:p>Tous</text:p>
          </table:table-cell>
          <table:table-cell table:style-name="ce15" office:value-type="string" calcext:value-type="string">
            <text:p>Cette donnée spécifie la langue que l’infrastructure informatique utilisera en deuxième intention, si elle est disponible pour le logiciel considéré, pour interagir avec l’utilisateur, en cas d’indisponibilité de la langue de rang 1.</text:p>
          </table:table-cell>
          <table:table-cell office:value-type="string" calcext:value-type="string">
            <text:p><text:span text:style-name="T1">Ta deuxième langue, une autre langue officielle de l’Union Européenne ou l’Espéranto</text:span>, que tu comprends raisonnablement bien, et que l’interface utilisateur des logiciels emploiera pour interagir avec toi si ta langue préférée est indisponible.</text:p>
          </table:table-cell>
          <table:table-cell office:value-type="string" calcext:value-type="string">
            <text:p><text:span text:style-name="T1">Your second language, another official language of the European Union or Esperanto</text:span>, which you understand reasonably well, and which the software user interface will use to interact with you if your preferred language is unavailable.</text:p>
          </table:table-cell>
          <table:table-cell office:value-type="string" calcext:value-type="string">
            <text:p>Malgré nos efforts, ta langue préférée peut être indisponible sur l’interface utilisateur de nos logiciels. C’est pourquoi nous te demandons si tu peux utiliser une autre langue.</text:p>
          </table:table-cell>
          <table:table-cell office:value-type="string" calcext:value-type="string">
            <text:p>Despite our efforts, your preferred language may not be available on the user interface of our software. This is why we are asking you if you can use another language.</text:p>
          </table:table-cell>
          <table:table-cell table:number-columns-repeated="8"/>
        </table:table-row>
        <table:table-row table:style-name="ro11">
          <table:table-cell table:style-name="ce11" office:value-type="string" calcext:value-type="string">
            <text:p>Langue d’interaction de rang 3</text:p>
          </table:table-cell>
          <table:table-cell table:style-name="ce11" office:value-type="string" calcext:value-type="string">
            <text:p>Choix dans liste (23 langues officielles de l’Union Européenne + Espéranto)</text:p>
          </table:table-cell>
          <table:table-cell table:style-name="ce4" office:value-type="string" calcext:value-type="string">
            <text:p>OUI</text:p>
          </table:table-cell>
          <table:table-cell office:value-type="string" calcext:value-type="string">
            <text:p>Tous</text:p>
          </table:table-cell>
          <table:table-cell table:style-name="ce15" office:value-type="string" calcext:value-type="string">
            <text:p>Cette donnée spécifie la langue que l’infrastructure informatique utilisera en deuxième intention, si elle est disponible pour le logiciel considéré, pour interagir avec l’utilisateur, en cas d’indisponibilité de la langue de rang 1 et de la langue de rang 2.</text:p>
          </table:table-cell>
          <table:table-cell office:value-type="string" calcext:value-type="string">
            <text:p><text:span text:style-name="T1">Ta troisième langue, une autre langue officielle de l’Union Européenne ou l’Espéranto</text:span>, que tu comprends, et que l’interface utilisateur des logiciels emploiera pour interagir avec toi si ni ta langue préférée ni ta deuxième langue ne sont disponibles.</text:p>
          </table:table-cell>
          <table:table-cell office:value-type="string" calcext:value-type="string">
            <text:p><text:span text:style-name="T1">Your third language, another official language of the European Union or Esperanto</text:span>, which you understand, and which the software user interface will use to interact with you if neither your preferred language nor your second language is available.</text:p>
          </table:table-cell>
          <table:table-cell office:value-type="string" calcext:value-type="string">
            <text:p>Cette langue-ci est ton troisième choix. Nous sommes conscients que le fait pour toi d’interagir avec nous en l’utilisant est une situation insatisfaisante pour toi – comme pour nous. Nous te prions de nous en excuser. </text:p>
          </table:table-cell>
          <table:table-cell office:value-type="string" calcext:value-type="string">
            <text:p>This language is your third choice. We are aware that for you to interact with us using it is an unsatisfactory situation for you - as it is for us. We apologise for this. </text:p>
          </table:table-cell>
          <table:table-cell table:number-columns-repeated="8"/>
        </table:table-row>
        <table:table-row table:style-name="ro9">
          <table:table-cell table:style-name="ce11" office:value-type="string" calcext:value-type="string">
            <text:p>Texte de profil utilisateur</text:p>
          </table:table-cell>
          <table:table-cell table:style-name="ce11" office:value-type="string" calcext:value-type="string">
            <text:p>Texte</text:p>
          </table:table-cell>
          <table:table-cell table:style-name="ce4" office:value-type="string" calcext:value-type="string">
            <text:p>non</text:p>
          </table:table-cell>
          <table:table-cell office:value-type="string" calcext:value-type="string">
            <text:p>* Elgg</text:p>
            <text:p>* KuneAgi</text:p>
            <text:p>* Moodle</text:p>
            <text:p>* LiquidFeedback</text:p>
            <text:p>* NextCloud</text:p>
            <text:p>* Mattermost</text:p>
          </table:table-cell>
          <table:table-cell table:style-name="ce17" office:value-type="string" calcext:value-type="string">
            <text:p>Un texte où l’utilisateur se décrit lui.elle-même est utile pour donner une épaisseur humaine à son compte sur l’infrastructure.</text:p>
          </table:table-cell>
          <table:table-cell office:value-type="string" calcext:value-type="string">
            <text:p>Un texte où tu te décris, dans ta langue préférée, pour que les autres Coopérateurs et Coopératrices te connaissent un peu mieux. D’où tu viens, ce que tu fais, ce que tu souhaites faire dans la Coopérative.</text:p>
          </table:table-cell>
          <table:table-cell office:value-type="string" calcext:value-type="string">
            <text:p>A text describing yourself, in your preferred langage, so that the other Cooperators can get to know you a little better. Where you come from, what you do, what you want to do in the Cooperative.</text:p>
          </table:table-cell>
          <table:table-cell office:value-type="string" calcext:value-type="string">
            <text:p>Le fait que tu te présentes aux autres donne de l’épaisseur humaine à ton identité numérique sur notre infrastructure informatique. Avec ce texte, chaque membre de la Communauté et de la Coopérative te connaît un peu mieux, et cela facilite tellement l’interaction !</text:p>
          </table:table-cell>
          <table:table-cell office:value-type="string" calcext:value-type="string">
            <text:p>The fact that you introduce yourself to others gives a human face to your digital identity on our IT infrastructure. With this text, every member of the Community and the Cooperative gets to know you a little better, and that makes interaction so much easier!</text:p>
          </table:table-cell>
          <table:table-cell office:value-type="string" calcext:value-type="string">
            <text:p>field_about_you</text:p>
          </table:table-cell>
          <table:table-cell table:number-columns-repeated="7"/>
        </table:table-row>
        <table:table-row table:style-name="ro12">
          <table:table-cell table:style-name="ce11" office:value-type="string" calcext:value-type="string">
            <text:p>Image de profil utilisateur / avatar</text:p>
          </table:table-cell>
          <table:table-cell table:style-name="ce11" office:value-type="string" calcext:value-type="string">
            <text:p>Image .jpg ou .png</text:p>
          </table:table-cell>
          <table:table-cell table:style-name="ce4" office:value-type="string" calcext:value-type="string">
            <text:p>non</text:p>
          </table:table-cell>
          <table:table-cell office:value-type="string" calcext:value-type="string">
            <text:p><text:span text:style-name="T1">* Elgg</text:span></text:p>
            <text:p><text:span text:style-name="T1">* KuneAgi</text:span></text:p>
            <text:p><text:span text:style-name="T1">* Moodle</text:span></text:p>
            <text:p><text:span text:style-name="T1">* NextCloud</text:span></text:p>
            <text:p><text:span text:style-name="T1">* Mattermost</text:span></text:p>
          </table:table-cell>
          <table:table-cell table:style-name="ce17" office:value-type="string" calcext:value-type="string">
            <text:p>Une image choisie par l’utilisateur pour se représenter contribue à donner une épaisseur humaine à son compte sur l’infrastructure et aide les autres utilisateurs à le mémoriser visuellement.</text:p>
          </table:table-cell>
          <table:table-cell office:value-type="string" calcext:value-type="string">
            <text:p>Une image pour te représenter vis-à-vis des autres Coopérateurs et Coopératrices, et pour qu’on te reconnaisse plus facilement</text:p>
          </table:table-cell>
          <table:table-cell office:value-type="string" calcext:value-type="string">
            <text:p>A picture to represent you to the other Cooperators, and to make it easier for them to recognise you.</text:p>
          </table:table-cell>
          <table:table-cell office:value-type="string" calcext:value-type="string">
            <text:p>Une image parle parfois beaucoup mieux qu’un long discours. Avec cette image, tu exprimes beaucoup de toi-même, dans une langue universelle. Profites-en !</text:p>
          </table:table-cell>
          <table:table-cell office:value-type="string" calcext:value-type="string">
            <text:p>Sometimes a picture speaks much louder than a long speech. With this image, you're expressing a lot about yourself, in a universal language. Make the most of it!</text:p>
          </table:table-cell>
          <table:table-cell office:value-type="string" calcext:value-type="string">
            <text:p>user_picture</text:p>
          </table:table-cell>
          <table:table-cell table:number-columns-repeated="7"/>
        </table:table-row>
        <table:table-row table:style-name="ro13" table:number-rows-repeated="5">
          <table:table-cell table:style-name="ce11" table:number-columns-repeated="2"/>
          <table:table-cell table:style-name="ce4"/>
          <table:table-cell/>
          <table:table-cell table:style-name="ce17"/>
          <table:table-cell table:number-columns-repeated="12"/>
        </table:table-row>
        <table:table-row table:style-name="ro13" table:number-rows-repeated="5">
          <table:table-cell table:number-columns-repeated="2"/>
          <table:table-cell table:style-name="ce4"/>
          <table:table-cell/>
          <table:table-cell table:style-name="ce17"/>
          <table:table-cell table:number-columns-repeated="12"/>
        </table:table-row>
        <table:table-row table:style-name="ro13" table:number-rows-repeated="7">
          <table:table-cell table:number-columns-repeated="4"/>
          <table:table-cell table:style-name="ce17"/>
          <table:table-cell table:number-columns-repeated="12"/>
        </table:table-row>
        <table:table-row table:style-name="ro13" table:number-rows-repeated="1048544">
          <table:table-cell table:number-columns-repeated="17"/>
        </table:table-row>
        <table:table-row table:style-name="ro13">
          <table:table-cell table:number-columns-repeated="17"/>
        </table:table-row>
      </table:table>
      <table:table table:name="JustifLogiciels" table:style-name="ta1">
        <table:table-column table:style-name="co10" table:default-cell-style-name="Default"/>
        <table:table-column table:style-name="co11" table:default-cell-style-name="Default"/>
        <table:table-column table:style-name="co12" table:default-cell-style-name="ce11"/>
        <table:table-column table:style-name="co13" table:default-cell-style-name="ce11"/>
        <table:table-column table:style-name="co14" table:default-cell-style-name="Default"/>
        <table:table-row table:style-name="ro13">
          <table:table-cell table:style-name="ce10" office:value-type="string" calcext:value-type="string">
            <text:p>Nom du logiciel</text:p>
          </table:table-cell>
          <table:table-cell table:style-name="ce10" office:value-type="string" calcext:value-type="string">
            <text:p>Fonction du logiciel</text:p>
          </table:table-cell>
          <table:table-cell table:style-name="ce10" office:value-type="string" calcext:value-type="string">
            <text:p>Utilisation du logiciel dans l’infrastructure</text:p>
          </table:table-cell>
          <table:table-cell table:style-name="ce10" office:value-type="string" calcext:value-type="string">
            <text:p>Justification de l’utilisation du logiciel sur l’infrastructure</text:p>
          </table:table-cell>
          <table:table-cell/>
        </table:table-row>
        <table:table-row table:style-name="ro14">
          <table:table-cell/>
          <table:table-cell office:value-type="string" calcext:value-type="string">
            <text:p>Authentification initiale</text:p>
          </table:table-cell>
          <table:table-cell office:value-type="string" calcext:value-type="string">
            <text:p>Vérifier qu’une même personne physique ne peut disposer que d’un compte de Coopérateur, et d’un seul,</text:p>
          </table:table-cell>
          <table:table-cell office:value-type="string" calcext:value-type="string">
            <text:p>Assurer le principe démocratique « une personne = une voix » lors des votes de prise de décision au sein de la Coopérative</text:p>
          </table:table-cell>
          <table:table-cell/>
        </table:table-row>
        <table:table-row table:style-name="ro14">
          <table:table-cell/>
          <table:table-cell office:value-type="string" calcext:value-type="string">
            <text:p>Authentification initiale</text:p>
          </table:table-cell>
          <table:table-cell office:value-type="string" calcext:value-type="string">
            <text:p>Vérifier que les Coopérateurs sont citoyen.ne.s de l’Union Européenne.</text:p>
          </table:table-cell>
          <table:table-cell table:style-name="Default" office:value-type="string" calcext:value-type="string">
            <text:p>Selon les statuts, seul.e.s les citoyen.ne.s de l’Union Européenne ont le droit d’être Coopérateur</text:p>
          </table:table-cell>
          <table:table-cell/>
        </table:table-row>
        <table:table-row table:style-name="ro9">
          <table:table-cell office:value-type="string" calcext:value-type="string">
            <text:p>Drupal</text:p>
          </table:table-cell>
          <table:table-cell office:value-type="string" calcext:value-type="string">
            <text:p>Gestionnaire de contenu (CMS)</text:p>
          </table:table-cell>
          <table:table-cell office:value-type="string" calcext:value-type="string">
            <text:p>Présentation générale de la Coopérative à destination du public</text:p>
          </table:table-cell>
          <table:table-cell office:value-type="string" calcext:value-type="string">
            <text:p>Une organisation existe aujourd’hui essentiellement par sa présence en ligne.</text:p>
            <text:p>Le site sur l’Internet ouvert (par contraste avec une présentation dans une infrastructure fermée et propriétaire comme les réseaux sociaux des monopoleurs numériques – GAFAM), auprès d’hébergeurs indépendants, est garant d’une dépendance minimale vis-à-vis des monopoleurs numériques.</text:p>
            <text:p>Drupal est un des CMS libres dominants du marché. Il donne une bonne assurance de pérennité et de qualité sur la durée.</text:p>
          </table:table-cell>
          <table:table-cell/>
        </table:table-row>
        <table:table-row table:style-name="ro9">
          <table:table-cell table:style-name="ce11" office:value-type="string" calcext:value-type="string">
            <text:p>Module de paiement (« Commerce 2 ») de Drupal</text:p>
          </table:table-cell>
          <table:table-cell table:style-name="ce11" office:value-type="string" calcext:value-type="string">
            <text:p>Vente en ligne</text:p>
          </table:table-cell>
          <table:table-cell office:value-type="string" calcext:value-type="string">
            <text:p>Recevoir des paiements en ligne sécurisés par carte de crédit pour :</text:p>
            <text:p>* l’achat des parts de la Coopérative (pour les Coopérateurs) ;</text:p>
            <text:p>* le paiement de la cotisation annuelle (pour les Coopérateurs) ;</text:p>
            <text:p>* le versement de dons (pour les Donateurs).</text:p>
          </table:table-cell>
          <table:table-cell office:value-type="string" calcext:value-type="string">
            <text:p>La banque de la Coopérative, le Crédit Coopératif, propose une plate-forme pour le paiement par carte de crédit, SystemPay. Cette plate-forme utilise un protocole sécurisé pour recevoir les informations nécessaires au paiement (montant, compte en banque à créditer), et propose des modules libres pour l’interface technique, dont un avec « Commerce 2 » de Drupal.</text:p>
            <text:p>Cette solution est donc simple de mise en œuvre et d’installation, par comparaison avec un développement spécifique</text:p>
          </table:table-cell>
          <table:table-cell/>
        </table:table-row>
        <table:table-row table:style-name="ro15">
          <table:table-cell table:style-name="ce11" office:value-type="string" calcext:value-type="string">
            <text:p>Moodle</text:p>
          </table:table-cell>
          <table:table-cell table:style-name="ce11" office:value-type="string" calcext:value-type="string">
            <text:p>Formation en ligne</text:p>
          </table:table-cell>
          <table:table-cell office:value-type="string" calcext:value-type="string">
            <text:p>* Hébergement des formations en ligne développées par la Coopérative à destination des Coopérateurs et du grand public</text:p>
            <text:p>* (à venir) Hébergement de la base documentaire de la Coopérative</text:p>
          </table:table-cell>
          <table:table-cell office:value-type="string" calcext:value-type="string">
            <text:p>La formation est une des fonctions importantes de la Coopérative. La formation donne des ressources à toute personne pour évoluer dans sa consommation vers plus de durabilité, à son échelle et à son rythme, de façon autonome. C’est ainsi un « produit d’appel » pour la Coopérative, par lequel elle se fait connaître du grand public, en diffusant l’information sur les réseaux sociaux sans risque professionnel pour les personnes qui la propagent.</text:p>
            <text:p>La base de données documentaire est une aide pour toute personne pour avoir accès à des informations fiables et de qualité sur les sujets centraux de la Coopérative : durabilité environnementale, justice sociale, démocratie à une échelle pan-européenne.</text:p>
          </table:table-cell>
          <table:table-cell/>
        </table:table-row>
        <table:table-row table:style-name="ro9">
          <table:table-cell table:style-name="ce11" office:value-type="string" calcext:value-type="string">
            <text:p>SYMPA</text:p>
          </table:table-cell>
          <table:table-cell table:style-name="ce11" office:value-type="string" calcext:value-type="string">
            <text:p>Listes de diffusion</text:p>
          </table:table-cell>
          <table:table-cell office:value-type="string" calcext:value-type="string">
            <text:p><text:span text:style-name="T1">* Diffusion d’informations statutaires,</text:span> internes à la Coopérative</text:p>
            <text:p>* Diffusion de l’infolettre de la Coopérative, à destination du grand public </text:p>
          </table:table-cell>
          <table:table-cell office:value-type="string" calcext:value-type="string">
            <text:p>* Le courriel reste un moyen fiable, que l’on peut enregistrer, stocker et classer, pour transmettre des informations vers un grand nombre de personnes. Ces caractéristiques sont tout particulièrement utiles pour diffuser les informations statutaires (information sur les procédures de vote, invitation à candidater, PV statutaires..)</text:p>
            <text:p>* L’infolettre est un moyen simple, connu et très facile d’utilisation, pour diffuser rapidement de l’information sur la Coopérative à toutes les personnes, intéressées de près ou de loin par la Coopérative</text:p>
          </table:table-cell>
          <table:table-cell/>
        </table:table-row>
        <table:table-row table:style-name="ro12">
          <table:table-cell table:style-name="ce11" office:value-type="string" calcext:value-type="string">
            <text:p>Elgg</text:p>
          </table:table-cell>
          <table:table-cell table:style-name="ce11" office:value-type="string" calcext:value-type="string">
            <text:p>Réseau social privatif</text:p>
          </table:table-cell>
          <table:table-cell office:value-type="string" calcext:value-type="string">
            <text:p>* Discussion libre entre les membres de la Communauté, par thème, autour de documents que chaque membre peut afficher et discuter</text:p>
            <text:p>* Organisation de réunions publiques ou internes</text:p>
          </table:table-cell>
          <table:table-cell office:value-type="string" calcext:value-type="string">
            <text:p>Les membres de la Communauté (= les Coopérateurs + les personnes ayant un certain intérêt pour la Coopérative sans souhaiter en être membres) ont besoin d’un espace d’accès facile, sécurisé et de confiance, où interagir de façon libre, sans que cette discussion n’engage de décision.</text:p>
            <text:p>L’organisation de réunions demande de disposer d’un espace où les personnes susceptibles d’être intéressées peuvent s’inscrire en ayant toutes les informations nécessaires.</text:p>
          </table:table-cell>
          <table:table-cell/>
        </table:table-row>
        <table:table-row table:style-name="ro12">
          <table:table-cell table:style-name="ce11" office:value-type="string" calcext:value-type="string">
            <text:p>Mattermost</text:p>
          </table:table-cell>
          <table:table-cell table:style-name="ce11" office:value-type="string" calcext:value-type="string">
            <text:p>Clavardage = messagerie instantanée</text:p>
          </table:table-cell>
          <table:table-cell office:value-type="string" calcext:value-type="string">
            <text:p>Réunions en ligne multilingue, en utilisant la traduction automatique pour le contenu écrit dans une langue non connue</text:p>
          </table:table-cell>
          <table:table-cell office:value-type="string" calcext:value-type="string">
            <text:p>La Coopérative est une organisation pan-européenne, socialement égalitaire. Cela demande à ce que toute personne puisse, dans les interactions en temps réel comme les réunions, s’exprimer dans sa propre langue, et comprendre l’expression des autres personnes effectuée dans d’autres langues. L’existence de traducteurs automatiques en ligne de textes écrits, d’accès gratuit et de très grande qualité, ouvre l’opportunité d’une solution technique sous forme de la combinaison du clavardage et de cette traduction automatique.</text:p>
          </table:table-cell>
          <table:table-cell/>
        </table:table-row>
        <table:table-row table:style-name="ro16">
          <table:table-cell table:style-name="ce11" office:value-type="string" calcext:value-type="string">
            <text:p>KuneAgi</text:p>
          </table:table-cell>
          <table:table-cell table:style-name="ce11" office:value-type="string" calcext:value-type="string">
            <text:p>Définition démocratique d’actions à mener par une organisation collective</text:p>
          </table:table-cell>
          <table:table-cell office:value-type="string" calcext:value-type="string">
            <text:p>Élaboration et sélection de propositions d’action de la Coopérative, conformément aux procédures de ses statuts :</text:p>
            <text:p>* propositions de politiques publiques ;</text:p>
            <text:p>* propositions d’actions des organisations et des secteurs vers la durabilité ;</text:p>
            <text:p>* élection du Conseil d’Administration et des membres du Conseil de Médiation et d’Arbitrage ;</text:p>
            <text:p>* choix des équipes de négociation dans les dialogues de durabilité ;</text:p>
            <text:p>* choix des candidats aux élections politiques ;</text:p>
            <text:p>* (selon des choix techniques à venir) projets de Coopérateurs, prototypes d’entreprise, campagnes de communication, sélection des élections où présenter des candidats</text:p>
          </table:table-cell>
          <table:table-cell office:value-type="string" calcext:value-type="string">
            <text:p>KuneAgi a été développé pour la Coopérative. La Coopérative détient une licence permanente, universelle et avec droit de sous-licencier sur l’ensemble de sa propriété intellectuelle.</text:p>
            <text:p>KuneAgi est le seul logiciel réalisant des fonctions de démocratie délibérative définies dans les statuts de la Coopérative, c’est à dire d’amendement égalitaire d’un texte dans un groupe de travail.</text:p>
          </table:table-cell>
          <table:table-cell/>
        </table:table-row>
        <table:table-row table:style-name="ro14">
          <table:table-cell table:style-name="ce11" office:value-type="string" calcext:value-type="string">
            <text:p>LiquidFeedback</text:p>
          </table:table-cell>
          <table:table-cell table:style-name="ce11" office:value-type="string" calcext:value-type="string">
            <text:p>Définition démocratique d’actions à mener par une organisation collective</text:p>
          </table:table-cell>
          <table:table-cell office:value-type="string" calcext:value-type="string">
            <text:p>Contrôle démocratique par les Coopérateurs des Décisions Opérationnelles du CA et du Conseil de Médiation et d’Arbitrage</text:p>
          </table:table-cell>
          <table:table-cell office:value-type="string" calcext:value-type="string">
            <text:p>LiquidFeedback dispose d’une fonction de délégation de vote assurant une division du travail entre les Coopérateurs dans ces fonctions de contrôle nécessaires mais peu motivantes.</text:p>
          </table:table-cell>
          <table:table-cell/>
        </table:table-row>
        <table:table-row table:style-name="ro6">
          <table:table-cell table:style-name="ce11" office:value-type="string" calcext:value-type="string">
            <text:p>LimeSurvey</text:p>
          </table:table-cell>
          <table:table-cell table:style-name="ce11" office:value-type="string" calcext:value-type="string">
            <text:p>Questionnaires en ligne</text:p>
          </table:table-cell>
          <table:table-cell office:value-type="string" calcext:value-type="string">
            <text:p>Définition des paramètres quantitatifs affectant le fonctionnement des statuts, par calcul de la médiane des réponses apportées</text:p>
          </table:table-cell>
          <table:table-cell office:value-type="string" calcext:value-type="string">
            <text:p>LimeSurvey dispose de la fonction de calcul et d’affichage de la médiane des réponses données à une question portant sur les paramètres quantitatifs, ainsi que d’une possibilité de pré-remplir le questionnaire avec les valeurs par défaut.</text:p>
          </table:table-cell>
          <table:table-cell/>
        </table:table-row>
        <table:table-row table:style-name="ro10">
          <table:table-cell table:style-name="ce11" office:value-type="string" calcext:value-type="string">
            <text:p>NextCloud + Collabora</text:p>
          </table:table-cell>
          <table:table-cell table:style-name="ce11" office:value-type="string" calcext:value-type="string">
            <text:p>Espace de travail bureautique partagé</text:p>
          </table:table-cell>
          <table:table-cell office:value-type="string" calcext:value-type="string">
            <text:p>* Écriture collaborative de documents complexes et structurés (textes, tableurs), dans un environnement de travail bureautique familier.</text:p>
            <text:p>* Dépôt des documents de référence et des modèles de documents de la Coopérative</text:p>
          </table:table-cell>
          <table:table-cell office:value-type="string" calcext:value-type="string">
            <text:p>Les propositions d’action de la Coopérative sont des documents complexes et riches, demandant à être écrits tout d’abord avec des outils familiers, le cas échéant à plusieurs. Tant que cette écriture est exempte de conflit, cet outil suffit. Les procédures de démocratie délibérative de KuneAgi ne sont alors utilisées que pour adopter formellement le document et le soumettre à la sélection des autres Coopérateurs, ou avant cela pour surmonter démocratiquement et pacifiquement les conflits et les désaccords apparus lors de cette écriture.</text:p>
            <text:p>Les documents de référence et les modèles de documents doivent être disponibles facilement et rapidement pour tout Coopérateur.</text:p>
          </table:table-cell>
          <table:table-cell/>
        </table:table-row>
        <table:table-row table:style-name="ro13" table:number-rows-repeated="3">
          <table:table-cell table:style-name="ce11" table:number-columns-repeated="2"/>
          <table:table-cell table:number-columns-repeated="3"/>
        </table:table-row>
        <table:table-row table:style-name="ro13" table:number-rows-repeated="10">
          <table:table-cell table:number-columns-repeated="2"/>
          <table:table-cell table:style-name="Default"/>
          <table:table-cell table:style-name="ce17"/>
          <table:table-cell/>
        </table:table-row>
        <table:table-row table:style-name="ro13">
          <table:table-cell table:number-columns-repeated="2"/>
          <table:table-cell table:style-name="Default"/>
          <table:table-cell table:style-name="ce17"/>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2T22:53:30.979201304</meta:creation-date>
    <meta:generator>LibreOffice/7.3.7.2$Linux_X86_64 LibreOffice_project/30$Build-2</meta:generator>
    <dc:date>2023-06-24T00:54:37.065999928</dc:date>
    <meta:editing-duration>PT8H58M6S</meta:editing-duration>
    <meta:editing-cycles>32</meta:editing-cycles>
    <meta:document-statistic meta:table-count="2" meta:cell-count="166" meta:object-count="0"/>
  </office:meta>
</office:document-meta>
</file>